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0707" officeooo:paragraph-rsid="000e0707"/>
    </style:style>
    <style:style style:name="P2" style:family="paragraph" style:parent-style-name="Standard">
      <style:text-properties officeooo:rsid="000e0707" officeooo:paragraph-rsid="0010a55d"/>
    </style:style>
    <style:style style:name="P3" style:family="paragraph" style:parent-style-name="Standard">
      <style:text-properties officeooo:rsid="000e0707" officeooo:paragraph-rsid="0015049a"/>
    </style:style>
    <style:style style:name="P4" style:family="paragraph" style:parent-style-name="Standard">
      <style:text-properties officeooo:rsid="000e0707" officeooo:paragraph-rsid="0015adee"/>
    </style:style>
    <style:style style:name="P5" style:family="paragraph" style:parent-style-name="Standard">
      <style:text-properties officeooo:rsid="000e0707" officeooo:paragraph-rsid="0017510d"/>
    </style:style>
    <style:style style:name="P6" style:family="paragraph" style:parent-style-name="Standard">
      <style:text-properties officeooo:rsid="000e0707" officeooo:paragraph-rsid="0017e1dd"/>
    </style:style>
    <style:style style:name="P7" style:family="paragraph" style:parent-style-name="Standard">
      <style:text-properties officeooo:rsid="000e0707" officeooo:paragraph-rsid="0018aba7"/>
    </style:style>
    <style:style style:name="P8" style:family="paragraph" style:parent-style-name="Standard">
      <style:text-properties officeooo:rsid="000e0707" officeooo:paragraph-rsid="0018e4ea"/>
    </style:style>
    <style:style style:name="P9" style:family="paragraph" style:parent-style-name="Standard">
      <style:text-properties officeooo:rsid="000e0707" officeooo:paragraph-rsid="001ad6eb"/>
    </style:style>
    <style:style style:name="P10" style:family="paragraph" style:parent-style-name="Standard">
      <style:text-properties officeooo:rsid="000e0707" officeooo:paragraph-rsid="001db003"/>
    </style:style>
    <style:style style:name="P11" style:family="paragraph" style:parent-style-name="Standard">
      <style:text-properties officeooo:rsid="000e0707" officeooo:paragraph-rsid="0021ee64"/>
    </style:style>
    <style:style style:name="P12" style:family="paragraph" style:parent-style-name="Standard">
      <style:text-properties officeooo:rsid="000e0707" officeooo:paragraph-rsid="0023e277"/>
    </style:style>
    <style:style style:name="P13" style:family="paragraph" style:parent-style-name="Standard">
      <style:text-properties officeooo:paragraph-rsid="0017510d"/>
    </style:style>
    <style:style style:name="P14" style:family="paragraph" style:parent-style-name="Heading_20_1">
      <style:text-properties officeooo:paragraph-rsid="0017510d"/>
    </style:style>
    <style:style style:name="P15" style:family="paragraph" style:parent-style-name="Heading_20_1" style:list-style-name="">
      <style:text-properties officeooo:paragraph-rsid="00193ee6"/>
    </style:style>
    <style:style style:name="P16" style:family="paragraph" style:parent-style-name="Heading_20_1">
      <style:paragraph-properties fo:break-before="page"/>
      <style:text-properties officeooo:paragraph-rsid="00193ee6"/>
    </style:style>
    <style:style style:name="P17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Heading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9" style:family="paragraph" style:parent-style-name="Heading_20_2">
      <style:text-properties officeooo:paragraph-rsid="0017510d"/>
    </style:style>
    <style:style style:name="P20" style:family="paragraph" style:parent-style-name="Heading_20_2">
      <style:text-properties officeooo:paragraph-rsid="001db003"/>
    </style:style>
    <style:style style:name="P21" style:family="paragraph" style:parent-style-name="Text_20_body">
      <style:text-properties officeooo:paragraph-rsid="0017510d"/>
    </style:style>
    <style:style style:name="P22" style:family="paragraph" style:parent-style-name="Text_20_body">
      <style:text-properties officeooo:paragraph-rsid="0026e00d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10a55d"/>
    </style:style>
    <style:style style:name="T2" style:family="text">
      <style:text-properties officeooo:rsid="00129d4a"/>
    </style:style>
    <style:style style:name="T3" style:family="text">
      <style:text-properties officeooo:rsid="00137da6"/>
    </style:style>
    <style:style style:name="T4" style:family="text">
      <style:text-properties officeooo:rsid="0015049a"/>
    </style:style>
    <style:style style:name="T5" style:family="text">
      <style:text-properties officeooo:rsid="00157e80"/>
    </style:style>
    <style:style style:name="T6" style:family="text">
      <style:text-properties officeooo:rsid="0015adee"/>
    </style:style>
    <style:style style:name="T7" style:family="text">
      <style:text-properties officeooo:rsid="0017510d"/>
    </style:style>
    <style:style style:name="T8" style:family="text">
      <style:text-properties officeooo:rsid="0017e1dd"/>
    </style:style>
    <style:style style:name="T9" style:family="text">
      <style:text-properties officeooo:rsid="0018e4ea"/>
    </style:style>
    <style:style style:name="T10" style:family="text">
      <style:text-properties officeooo:rsid="00193ee6"/>
    </style:style>
    <style:style style:name="T11" style:family="text">
      <style:text-properties officeooo:rsid="001a61e6"/>
    </style:style>
    <style:style style:name="T12" style:family="text">
      <style:text-properties officeooo:rsid="001ad6eb"/>
    </style:style>
    <style:style style:name="T13" style:family="text">
      <style:text-properties officeooo:rsid="001beef5"/>
    </style:style>
    <style:style style:name="T14" style:family="text">
      <style:text-properties officeooo:rsid="001db003"/>
    </style:style>
    <style:style style:name="T15" style:family="text">
      <style:text-properties officeooo:rsid="001e79a3"/>
    </style:style>
    <style:style style:name="T16" style:family="text">
      <style:text-properties officeooo:rsid="001ecc01"/>
    </style:style>
    <style:style style:name="T17" style:family="text">
      <style:text-properties officeooo:rsid="001fec2e"/>
    </style:style>
    <style:style style:name="T18" style:family="text">
      <style:text-properties officeooo:rsid="0021ee64"/>
    </style:style>
    <style:style style:name="T19" style:family="text">
      <style:text-properties officeooo:rsid="00230409"/>
    </style:style>
    <style:style style:name="T20" style:family="text">
      <style:text-properties officeooo:rsid="0023e277"/>
    </style:style>
    <style:style style:name="T21" style:family="text">
      <style:text-properties officeooo:rsid="0025cf77"/>
    </style:style>
    <style:style style:name="T22" style:family="text">
      <style:text-properties officeooo:rsid="0026e00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7"/>
      <text:p text:style-name="P17"/>
      <text:p text:style-name="P17"/>
      <text:p text:style-name="P18">OGAM </text:p>
      <text:p text:style-name="P18"><text:span text:style-name="T3">Guide d'installation pour les développeurs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3"><text:a xlink:type="simple" xlink:href="#__RefHeading__294_659796948" text:style-name="Index_20_Link" text:visited-style-name="Index_20_Link">Installation et configuration de l'environnement de développement<text:tab/>2</text:a></text:p>
          <text:p text:style-name="P25"><text:a xlink:type="simple" xlink:href="#__RefHeading__296_659796948" text:style-name="Index_20_Link" text:visited-style-name="Index_20_Link">1.Environnement de Serveur web préconfiguré : MS4W<text:tab/>2</text:a></text:p>
          <text:p text:style-name="P24"><text:a xlink:type="simple" xlink:href="#__RefHeading__298_659796948" text:style-name="Index_20_Link" text:visited-style-name="Index_20_Link">Serveur HTTP : Apache<text:tab/>2</text:a></text:p>
          <text:p text:style-name="P24"><text:a xlink:type="simple" xlink:href="#__RefHeading__300_659796948" text:style-name="Index_20_Link" text:visited-style-name="Index_20_Link">Langage serveur : PHP<text:tab/>2</text:a></text:p>
          <text:p text:style-name="P24"><text:a xlink:type="simple" xlink:href="#__RefHeading__421_659796948" text:style-name="Index_20_Link" text:visited-style-name="Index_20_Link">Serveur Cartographique : MAPSERVER<text:tab/>2</text:a></text:p>
          <text:p text:style-name="P25"><text:a xlink:type="simple" xlink:href="#__RefHeading__302_659796948" text:style-name="Index_20_Link" text:visited-style-name="Index_20_Link">2.Conteneur de servlets : TOMCAT<text:tab/>2</text:a></text:p>
          <text:p text:style-name="P25"><text:a xlink:type="simple" xlink:href="#__RefHeading__423_659796948" text:style-name="Index_20_Link" text:visited-style-name="Index_20_Link">3.SGBD et extension cartographique : Postgresql / Postgis<text:tab/>2</text:a></text:p>
          <text:p text:style-name="P25"><text:a xlink:type="simple" xlink:href="#__RefHeading__306_659796948" text:style-name="Index_20_Link" text:visited-style-name="Index_20_Link">4.Système d'exploitation :<text:tab/>2</text:a></text:p>
          <text:p text:style-name="P24"><text:a xlink:type="simple" xlink:href="#__RefHeading__434_659796948" text:style-name="Index_20_Link" text:visited-style-name="Index_20_Link">Windows<text:tab/>2</text:a></text:p>
          <text:p text:style-name="P24"><text:a xlink:type="simple" xlink:href="#__RefHeading__436_659796948" text:style-name="Index_20_Link" text:visited-style-name="Index_20_Link">Linux<text:tab/>3</text:a></text:p>
          <text:p text:style-name="P25"><text:a xlink:type="simple" xlink:href="#__RefHeading__425_659796948" text:style-name="Index_20_Link" text:visited-style-name="Index_20_Link">5.IDE : Eclipse<text:tab/>3</text:a></text:p>
          <text:p text:style-name="P25"><text:a xlink:type="simple" xlink:href="#__RefHeading__447_659796948" text:style-name="Index_20_Link" text:visited-style-name="Index_20_Link">6.Système de synchronisation de fichiers : GIT<text:tab/>3</text:a></text:p>
          <text:p text:style-name="P23"><text:a xlink:type="simple" xlink:href="#__RefHeading__308_659796948" text:style-name="Index_20_Link" text:visited-style-name="Index_20_Link">Installation et configuration d'OGAM<text:tab/>3</text:a></text:p>
          <text:p text:style-name="P25"><text:a xlink:type="simple" xlink:href="#__RefHeading__419_659796948" text:style-name="Index_20_Link" text:visited-style-name="Index_20_Link">1.Récupération du code source<text:tab/>3</text:a></text:p>
          <text:p text:style-name="P25"><text:a xlink:type="simple" xlink:href="#__RefHeading__427_659796948" text:style-name="Index_20_Link" text:visited-style-name="Index_20_Link">2.Création de la base de donnée<text:tab/>3</text:a></text:p>
          <text:p text:style-name="P25"><text:a xlink:type="simple" xlink:href="#__RefHeading__312_659796948" text:style-name="Index_20_Link" text:visited-style-name="Index_20_Link">3.Configuration de l'application<text:tab/>3</text:a></text:p>
          <text:p text:style-name="P24"><text:a xlink:type="simple" xlink:href="#__RefHeading__429_659796948" text:style-name="Index_20_Link" text:visited-style-name="Index_20_Link">Configurer OGAM<text:tab/>4</text:a></text:p>
          <text:p text:style-name="P24"><text:a xlink:type="simple" xlink:href="#__RefHeading__431_659796948" text:style-name="Index_20_Link" text:visited-style-name="Index_20_Link">Configurer les services<text:tab/>4</text:a></text:p>
        </text:index-body>
      </text:table-of-content>
      <text:p text:style-name="P3"><text:span text:style-name="T4"/></text:p>
      <text:h text:style-name="P15" text:outline-level="1"/>
      <text:h text:style-name="P16" text:outline-level="1"><text:bookmark-start text:name="__RefHeading__294_659796948"/>Installation <text:span text:style-name="T7">et configuration de l'environnement de développement</text:span><text:bookmark-end text:name="__RefHeading__294_659796948"/></text:h>
      <text:p text:style-name="P1"/>
      <text:h text:style-name="P19" text:outline-level="2"><text:bookmark-start text:name="__RefHeading__296_659796948"/><text:span text:style-name="T16">Environnement de Serveur web préconfiguré : </text:span><text:span text:style-name="T7">MS4W</text:span><text:bookmark-end text:name="__RefHeading__296_659796948"/></text:h>
      <text:p text:style-name="P11">- Installer MS4W (Apache + Mapserver + Php) <text:span text:style-name="T18">par exemple dans "C:\Program Files\ms4w".</text:span></text:p>
      <text:p text:style-name="P6"/>
      <text:h text:style-name="Heading_20_3" text:outline-level="3"><text:bookmark-start text:name="__RefHeading__298_659796948"/><text:span text:style-name="T15">Serveur HTTP : </text:span><text:span text:style-name="T9">Apache</text:span><text:bookmark-end text:name="__RefHeading__298_659796948"/></text:h>
      <text:p text:style-name="P8"><text:span text:style-name="T9"/></text:p>
      <text:p text:style-name="P6">- Dans le httpd.conf, d'apache, déplacer la partie &lt;IfModule alias_module&gt; ... &lt;/IfModule&gt; à la fin du fichier.</text:p>
      <text:p text:style-name="P6">Note: Ceci n'est pas obligatoire mais évite des warnings lors des tests de syntaxe. </text:p>
      <text:p text:style-name="P6">(Problème d'imbrication de SrciptAlias dans le répertoire cgi-bin)</text:p>
      <text:p text:style-name="P6">- Dans le httpd.conf, d'apache, Il est recommandé de changer le path des fichiers httpd_*.conf pour un répertoire en dehors </text:p>
      <text:p text:style-name="P6">de ms4w et sauvegardé régulièrement afin d'éviter la perte de vos fichiers de configuration.</text:p>
      <text:p text:style-name="P6">Exemple : include "<text:a xlink:type="simple" xlink:href="file:///D:/DONNEES/Ms4w/httpd.d/httpd_*.conf">D:/DONNEES/Ms4w/httpd.d/httpd_*.conf</text:a>"</text:p>
      <text:p text:style-name="P6">- Copier website/config/httpd_ogam.conf dans <text:span text:style-name="T8">votre</text:span> répertoire httpd.d (adapter les répertoires)</text:p>
      <text:p text:style-name="P6"/>
      <text:h text:style-name="Heading_20_3" text:outline-level="3"><text:bookmark-start text:name="__RefHeading__300_659796948"/><text:span text:style-name="T15">Langage serveur : </text:span><text:span text:style-name="T9">PHP</text:span><text:bookmark-end text:name="__RefHeading__300_659796948"/></text:h>
      <text:p text:style-name="P8"><text:span text:style-name="T9"/></text:p>
      <text:p text:style-name="P12"><text:span text:style-name="T9">- </text:span><text:span text:style-name="T20">C</text:span><text:span text:style-name="T9">hanger </text:span><text:span text:style-name="T20">les limites suivantes dans php.ini </text:span><text:span text:style-name="T19">(C:\Program Files\ms4w\Apache\cgi-bin) :</text:span></text:p>
      <text:p text:style-name="P12"><text:span text:style-name="T20"><text:tab/>- post_max_size</text:span><text:span text:style-name="T9"> </text:span><text:span text:style-name="T20">=100M</text:span></text:p>
      <text:p text:style-name="P12"><text:span text:style-name="T20"><text:tab/>- upload_max_filesize = 100M</text:span></text:p>
      <text:p text:style-name="P12"><text:span text:style-name="T20"><text:tab/>- </text:span><text:span text:style-name="T9">memory_limit </text:span><text:span text:style-name="T20">= 128M</text:span></text:p>
      <text:p text:style-name="P8"><text:span text:style-name="T9"/></text:p>
      <text:h text:style-name="Heading_20_3" text:outline-level="3"><text:bookmark-start text:name="__RefHeading__421_659796948"/><text:span text:style-name="T15">Serveur Cartographique : </text:span><text:span text:style-name="T10">MAPSERVER</text:span><text:bookmark-end text:name="__RefHeading__421_659796948"/></text:h>
      <text:p text:style-name="P1"/>
      <text:p text:style-name="P1">...</text:p>
      <text:p text:style-name="P1"/>
      <text:h text:style-name="Heading_20_2" text:outline-level="2"><text:bookmark-start text:name="__RefHeading__302_659796948"/><text:span text:style-name="T15">Conteneur de servlets : </text:span><text:span text:style-name="T7">TOMCAT</text:span><text:bookmark-end text:name="__RefHeading__302_659796948"/></text:h>
      <text:p text:style-name="P5"><text:span text:style-name="T7">- Installer Tomcat</text:span></text:p>
      <text:p text:style-name="P6"><text:span text:style-name="T7">- Vérifier la présence ou ajouter les libs "postgresql-x.x-xxxx.jdbc4.jar" et "mail.jar" dans le répertoire lib de tomcat.</text:span></text:p>
      <text:p text:style-name="P5"><text:span text:style-name="T2"/></text:p>
      <text:h text:style-name="Heading_20_2" text:outline-level="2"><text:bookmark-start text:name="__RefHeading__423_659796948"/><text:span text:style-name="T15">SGBD et extension cartographique : </text:span><text:span text:style-name="T14">Postgresql / Postgis</text:span><text:bookmark-end text:name="__RefHeading__423_659796948"/></text:h>
      <text:h text:style-name="Heading_20_2" text:outline-level="2"><text:bookmark-start text:name="__RefHeading__306_659796948"/><text:span text:style-name="T15">Système d'exploitation :</text:span><text:bookmark-end text:name="__RefHeading__306_659796948"/></text:h>
      <text:h text:style-name="Heading_20_3" text:outline-level="3"><text:bookmark-start text:name="__RefHeading__434_659796948"/><text:span text:style-name="T17">Windows</text:span><text:bookmark-end text:name="__RefHeading__434_659796948"/></text:h>
      <text:p text:style-name="P7">- Dans C:/Windows/system32/drivers/etc/hosts ajouter les lignes : (x étant une adresse libre et différent de 1)</text:p>
      <text:p text:style-name="P7"><text:soft-page-break/><text:tab/>127.0.0.x ogam</text:p>
      <text:p text:style-name="P7"><text:tab/>127.0.0.x www.ogam.fr</text:p>
      <text:p text:style-name="P7"><text:tab/>127.0.0.x www-1.ogam.fr</text:p>
      <text:p text:style-name="P7"><text:tab/>127.0.0.x www-2.ogam.fr<text:tab/><text:tab/><text:tab/></text:p>
      <text:p text:style-name="P7"><text:tab/>127.0.0.x www-3.ogam.fr<text:tab/><text:tab/><text:tab/></text:p>
      <text:p text:style-name="P7"><text:tab/>127.0.0.x www-4.ogam.fr<text:tab/><text:tab/><text:tab/></text:p>
      <text:p text:style-name="P7"><text:tab/>127.0.0.x www-5.ogam.fr<text:tab/><text:tab/><text:tab/></text:p>
      <text:p text:style-name="P7"><text:tab/>127.0.0.x www-6.ogam.fr<text:tab/><text:tab/><text:tab/></text:p>
      <text:p text:style-name="P7"><text:tab/>127.0.0.x www-7.ogam.fr<text:tab/><text:tab/><text:tab/></text:p>
      <text:p text:style-name="P7"><text:tab/>127.0.0.x www-8.ogam.fr<text:tab/><text:tab/><text:tab/></text:p>
      <text:p text:style-name="P7"><text:span text:style-name="T7"><text:tab/>127.0.0.x www-9.ogam.fr<text:tab/></text:span></text:p>
      <text:p text:style-name="P7"><text:span text:style-name="T7"/></text:p>
      <text:h text:style-name="Heading_20_3" text:outline-level="3"><text:bookmark-start text:name="__RefHeading__436_659796948"/><text:span text:style-name="T17">Linux</text:span><text:bookmark-end text:name="__RefHeading__436_659796948"/></text:h>
      <text:p text:style-name="Text_20_body"><text:span text:style-name="T17">...</text:span></text:p>
      <text:p text:style-name="P5"><text:span text:style-name="T7"/></text:p>
      <text:h text:style-name="P20" text:outline-level="2"><text:bookmark-start text:name="__RefHeading__425_659796948"/><text:span text:style-name="T16">IDE : </text:span><text:span text:style-name="T7">Eclipse</text:span><text:bookmark-end text:name="__RefHeading__425_659796948"/></text:h>
      <text:p text:style-name="P10"><text:span text:style-name="T2">- Installer Eclipse version php</text:span></text:p>
      <text:p text:style-name="P10"><text:span text:style-name="T2">- Installer les plugins subversion, sencha eclipse plugin.</text:span></text:p>
      <text:p text:style-name="P10"><text:span text:style-name="T2"/></text:p>
      <text:h text:style-name="Heading_20_2" text:outline-level="2"><text:bookmark-start text:name="__RefHeading__447_659796948"/><text:span text:style-name="T21">Système de synchronisation de fichiers : GIT</text:span><text:bookmark-end text:name="__RefHeading__447_659796948"/></text:h>
      <text:p text:style-name="Text_20_body"><text:span text:style-name="T21"/></text:p>
      <text:p text:style-name="P5"/>
      <text:h text:style-name="P14" text:outline-level="1"><text:bookmark-start text:name="__RefHeading__308_659796948"/><text:span text:style-name="T7">Installation et configuration d'OGAM</text:span><text:bookmark-end text:name="__RefHeading__308_659796948"/></text:h>
      <text:p text:style-name="P21"><text:span text:style-name="T7"/></text:p>
      <text:h text:style-name="Heading_20_2" text:outline-level="2"><text:bookmark-start text:name="__RefHeading__419_659796948"/><text:span text:style-name="T5">Récupération du code source</text:span><text:bookmark-end text:name="__RefHeading__419_659796948"/></text:h>
      <text:p text:style-name="P4"><text:span text:style-name="T5">- </text:span><text:span text:style-name="T6">Cloner</text:span><text:span text:style-name="T5"> </text:span><text:span text:style-name="T6">(GIT) </text:span><text:span text:style-name="T5">le </text:span><text:span text:style-name="T6">repository d'OGAM</text:span><text:span text:style-name="T5"> </text:span><text:span text:style-name="T6">dans </text:span><text:span text:style-name="T9">votre</text:span><text:span text:style-name="T6"> workspace d'éclipse.</text:span></text:p>
      <text:p text:style-name="P4"><text:span text:style-name="T6">Voir le site </text:span><text:a xlink:type="simple" xlink:href="http://del-9323972.ign.fr/"><text:span text:style-name="T6">http://del-9323972.ign.fr/</text:span></text:a><text:span text:style-name="T6"> pour les instructions.</text:span></text:p>
      <text:p text:style-name="P4"><text:span text:style-name="T5">- Checkout</text:span><text:span text:style-name="T6">er</text:span><text:span text:style-name="T5"> </text:span><text:span text:style-name="T6">(SVN) </text:span><text:span text:style-name="T5">le projet "libs_java" </text:span><text:span text:style-name="T6">dans </text:span><text:span text:style-name="T9">votre</text:span><text:span text:style-name="T6"> workspace d'éclipse (</text:span><text:span text:style-name="T5">au même niveau </text:span><text:span text:style-name="T6">que le projet OGAM).</text:span></text:p>
      <text:p text:style-name="P13"><text:a xlink:type="simple" xlink:href="http://ifn-dev/svn/libs%20java/trunk/"><text:span text:style-name="T6">http://ifn-dev/svn/libs%20java/trunk/</text:span></text:a></text:p>
      <text:p text:style-name="P8"><text:span text:style-name="T6">- Créer l'arborescence "Service Java Generation de Rapports\generationRapport" </text:span><text:span text:style-name="T9">dans votre workspace d'éclipse </text:span><text:span text:style-name="T6">(</text:span><text:span text:style-name="T5">au même niveau </text:span><text:span text:style-name="T6">que le projet OGAM).</text:span></text:p>
      <text:p text:style-name="P8"><text:span text:style-name="T6"/></text:p>
      <text:h text:style-name="Heading_20_2" text:outline-level="2"><text:bookmark-start text:name="__RefHeading__427_659796948"/><text:span text:style-name="T11">Création de la base de donnée</text:span><text:bookmark-end text:name="__RefHeading__427_659796948"/></text:h>
      <text:p text:style-name="P22"><text:span text:style-name="T22">-Jouer les scripts 0-*, 1-*, 2-*, 3-*, 4-*, 5-* présents dans le répertoire "Metadata".</text:span></text:p>
      <text:p text:style-name="Text_20_body"><text:span text:style-name="T11"/></text:p>
      <text:p text:style-name="P13"><text:span text:style-name="T6"/></text:p>
      <text:h text:style-name="Heading_20_2" text:outline-level="2"><text:bookmark-start text:name="__RefHeading__312_659796948"/><text:span text:style-name="T1">Configuration de l'application</text:span><text:bookmark-end text:name="__RefHeading__312_659796948"/></text:h>
      <text:p text:style-name="P1"/>
      <text:h text:style-name="Heading_20_3" text:outline-level="3"><text:bookmark-start text:name="__RefHeading__429_659796948"/><text:soft-page-break/><text:span text:style-name="T13">Configurer OGAM</text:span><text:bookmark-end text:name="__RefHeading__429_659796948"/></text:h>
      <text:p text:style-name="P2"/>
      <text:p text:style-name="P2">- Adapter les chemins de mapserver_url et de tile base url dans app.ini</text:p>
      <text:p text:style-name="P2">- Modifier dans le app.ini les codes de projection</text:p>
      <text:p text:style-name="P1">- Dans website/htdocs/custom/application/configs, configurer les fichiers app.ini et application.ini</text:p>
      <text:p text:style-name="P1">- Ant build sur les build.xml de lib_java, website</text:p>
      <text:p text:style-name="P1"/>
      <text:h text:style-name="Heading_20_3" text:outline-level="3"><text:bookmark-start text:name="__RefHeading__431_659796948"/><text:span text:style-name="T12">Configurer les services</text:span><text:bookmark-end text:name="__RefHeading__431_659796948"/></text:h>
      <text:p text:style-name="P9"><text:span text:style-name="T12"/></text:p>
      <text:p text:style-name="P1">- adapter les chemins dans les ppts de services_config/integration et report generation</text:p>
      <text:p text:style-name="P1">- Ant build sur service_integration et service_generation_rapp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17M20S</meta:editing-duration>
    <meta:editing-cycles>31</meta:editing-cycles>
    <meta:generator>LibreOffice/4.0.5.2$Windows_x86 LibreOffice_project/5464147a081647a250913f19c0715bca595af2f</meta:generator>
    <dc:date>2014-08-26T19:07:42.87</dc:date>
    <meta:document-statistic meta:table-count="0" meta:image-count="0" meta:object-count="0" meta:page-count="4" meta:paragraph-count="81" meta:word-count="509" meta:character-count="3613" meta:non-whitespace-character-count="3155"/>
    <meta:user-defined meta:name="Info 1"/>
    <meta:user-defined meta:name="Info 2"/>
    <meta:user-defined meta:name="Info 3"/>
    <meta:user-defined meta:name="Info 4"/>
  </office:meta>
</office:document-meta>
</file>